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5810000031A0000031A90A9BB170713D465.svg" manifest:media-type="image/svg+xml"/>
  <manifest:file-entry manifest:full-path="Pictures/100000010000001E0000001E1807F856404CD732.png" manifest:media-type="image/png"/>
  <manifest:file-entry manifest:full-path="Pictures/100000010000001E0000001EC19438BFEE48B5E8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d72e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113e6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94bb9d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5" style:family="text">
      <style:text-properties style:text-line-through-style="none" style:text-line-through-type="none" style:font-name="Liberation Sans" style:text-underline-style="none" officeooo:rsid="0673d7fc"/>
    </style:style>
    <style:style style:name="T276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7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8" style:family="text">
      <style:text-properties style:text-line-through-style="none" style:text-line-through-type="none" style:font-name="Liberation Sans" style:text-underline-style="none" officeooo:rsid="0b0f3a36"/>
    </style:style>
    <style:style style:name="T2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fo:language="en" fo:country="GB"/>
    </style:style>
    <style:style style:name="T28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3" style:family="text">
      <style:text-properties fo:language="en" fo:country="GB" officeooo:rsid="0f28d107"/>
    </style:style>
    <style:style style:name="T284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5" style:family="text">
      <style:text-properties fo:language="en" fo:country="GB" officeooo:rsid="0fed6741"/>
    </style:style>
    <style:style style:name="T286" style:family="text">
      <style:text-properties style:font-name="Liberation Mono" fo:font-size="11pt" style:font-size-asian="11pt" style:font-size-complex="11pt"/>
    </style:style>
    <style:style style:name="T287" style:family="text">
      <style:text-properties style:font-name="Liberation Mono" fo:font-size="8pt" style:font-size-asian="8pt" style:font-size-complex="8pt" loext:padding="0.049cm" loext:border="0.31pt solid #000000"/>
    </style:style>
    <style:style style:name="T288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9" style:family="text">
      <style:text-properties officeooo:rsid="102b859b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officeooo:rsid="1035cc54" style:font-weight-asian="bold" style:font-weight-complex="bold"/>
    </style:style>
    <style:style style:name="T292" style:family="text">
      <style:text-properties fo:font-weight="bold" officeooo:rsid="103b85c2" style:font-weight-asian="bold" style:font-weight-complex="bold"/>
    </style:style>
    <style:style style:name="T293" style:family="text">
      <style:text-properties officeooo:rsid="1035cc54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style:text-underline-style="none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2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7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81">na</text:span></text:span><text:span text:style-name="Definition"><text:span text:style-name="T283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7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1">COMPUTERNA</text:span></text:span><text:span text:style-name="Definition"><text:span text:style-name="T283">me</text:span></text:span><text:span text:style-name="T236"><text:tab/> </text:span><text:span text:style-name="T281"><draw:control text:anchor-type="as-char" svg:y="-0.4cm" draw:z-index="23" draw:name="Computernaam 1" draw:style-name="gr2" draw:text-style-name="P107" svg:width="6.4cm" svg:height="0.6cm" draw:control="control22"><svg:title>Computernaam</svg:title><svg:desc>Unieke naam van de computer</svg:desc></draw:control></text:span><text:span text:style-name="T281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7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7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3">New installation?</text:span><text:span text:style-name="T275"><text:tab/></text:span><text:span text:style-name="T276"></text:span><text:span text:style-name="T277"><text:tab/>Start at chapter </text:span><text:span text:style-name="T274"><text:bookmark-ref text:reference-format="page" text:ref-name="__RefNumPara__4009_12717081281">2</text:bookmark-ref></text:span><text:span text:style-name="T274"><text:s text:c="2"/></text:span><text:span text:style-name="T274"><text:bookmark-ref text:reference-format="text" text:ref-name="__RefNumPara__4009_12717081281">Perform installation</text:bookmark-ref></text:span><text:span text:style-name="T278">.</text:span></text:p>
      <text:p text:style-name="P55"/>
      <text:p text:style-name="P57"><text:span text:style-name="Strong_20_Emphasis"><text:span text:style-name="T33"/></text:span></text:p>
      <text:list xml:id="list2766086525" text:style-name="L1">
        <text:list-item>
          <text:p text:style-name="P103"><text:bookmark-start text:name="__RefNumPara__4083_1271708128"/>Prepar<text:span text:style-name="T289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" draw:name="Vorm3" draw:style-name="gr1" draw:text-style-name="P10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5" draw:name="Vorm 5" draw:style-name="gr1" draw:text-style-name="P106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8" draw:name="Vorm4" draw:style-name="gr1" draw:text-style-name="P106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7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3" draw:name="Vorm6" draw:style-name="gr1" draw:text-style-name="P10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6" draw:name="Vorm 7" draw:style-name="gr1" draw:text-style-name="P106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54002620096178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4" draw:name="Vorm9" draw:style-name="gr1" draw:text-style-name="P10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8">Esc</text:span><text:span text:style-name="T281">, </text:span><text:span text:style-name="T288">Delete</text:span><text:span text:style-name="T281">, </text:span><text:span text:style-name="T288">F1</text:span><text:span text:style-name="T281">, </text:span><text:span text:style-name="T288">F2</text:span><text:span text:style-name="T281">, </text:span><text:span text:style-name="T288">F9</text:span><text:span text:style-name="T281">, </text:span><text:span text:style-name="T288">F10</text:span><text:span text:style-name="T281">, </text:span><text:span text:style-name="T288">F11</text:span><text:span text:style-name="T281">, </text:span><text:span text:style-name="T285">or </text:span><text:span text:style-name="T288">F12</text:span><text:span text:style-name="T281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7" draw:name="Vorm4_ 1" draw:style-name="gr1" draw:text-style-name="P106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10" draw:name="Vorm13_1" draw:style-name="gr1" draw:text-style-name="P106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6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20" draw:name="Vorm13_ 1" draw:style-name="gr1" draw:text-style-name="P106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90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3">At</text:span> <text:span text:style-name="T290">Regio</text:span><text:span text:style-name="T292">n</text:span> <text:span text:style-name="T293">choose</text:span> <text:span text:style-name="T290">Europ</text:span><text:span text:style-name="T291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5" draw:name="Vorm13" draw:style-name="gr1" draw:text-style-name="P106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54002260040550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6" draw:name="Vorm22" draw:style-name="gr1" draw:text-style-name="P106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6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6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7" draw:name="Vorm4_ 4" draw:style-name="gr1" draw:text-style-name="P106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9" draw:name="Vorm4_1" draw:style-name="gr1" draw:text-style-name="P106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7" draw:name="Vorm33" draw:style-name="gr1" draw:text-style-name="P106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54002444811525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0" draw:style-name="gr1" draw:text-style-name="P106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3" draw:name="Vorm36_ 1" draw:style-name="gr1" draw:text-style-name="P106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6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2" draw:style-name="gr1" draw:text-style-name="P106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4" draw:name="Vorm36_ 2" draw:style-name="gr1" draw:text-style-name="P106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4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69">,</text:span></text:span><text:span text:style-name="Emphasis"><text:span text:style-name="T268"> </text:span></text:span><text:a xlink:type="simple" xlink:href="https://creativecommons.org/publicdomain/zero/1.0" text:style-name="Internet_20_link" text:visited-style-name="Visited_20_Internet_20_Link"><text:span text:style-name="Emphasis"><text:span text:style-name="T272">CC0 1.0 Universal</text:span></text:span></text:a><text:span text:style-name="Emphasis"><text:span text:style-name="T279"> </text:span></text:span><text:span text:style-name="Emphasis"><text:span text:style-name="T280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1807F856404CD732.png" xlink:type="simple" xlink:show="embed" xlink:actuate="onLoad" draw:mime-type="image/png"/></draw:frame></draw:a></text:span></text:span><text:span text:style-name="Emphasis"><text:span text:style-name="T29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C19438BFEE48B5E8.png" xlink:type="simple" xlink:show="embed" xlink:actuate="onLoad" draw:mime-type="image/png"/></draw:frame></draw:a></text:span></text:span><text:span text:style-name="Emphasis"><text:span text:style-name="T29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30T15:40:01.975012826">30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30T15:40:01.871368488</dc:date>
    <meta:keyword>Installatie</meta:keyword>
    <meta:keyword>Checklist</meta:keyword>
    <meta:keyword>Linux</meta:keyword>
    <meta:editing-cycles>6944</meta:editing-cycles>
    <meta:editing-duration>P12DT6H40M57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681" meta:character-count="4199" meta:non-whitespace-character-count="3562"/>
    <meta:user-defined meta:name="Info 1"/>
    <meta:user-defined meta:name="Info 2"/>
    <meta:user-defined meta:name="Info 3"/>
    <meta:user-defined meta:name="Info 4"/>
  </office:meta>
</office:document-meta>
</file>